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67cf" officeooo:paragraph-rsid="000c67cf"/>
    </style:style>
    <style:style style:name="T1" style:family="text">
      <style:text-properties officeooo:rsid="000d25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where documentation will be held. <text:span text:style-name="T1">Chec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21:04:34.951267242</meta:creation-date>
    <dc:date>2017-12-19T21:13:15.948562015</dc:date>
    <meta:editing-duration>PT8M4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8" meta:character-count="48" meta:non-whitespace-character-count="41"/>
  </office:meta>
</office:document-meta>
</file>